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pose un algorithme de mesure de distance entre structure arborescente basé sur la plus grande forêt commune. Propose un algorithme en temps linéaire.</text:p>
      <text:p text:style-name="Standard"/>
      <text:p text:style-name="Standard">L'avantage : </text:p>
      <text:list xml:id="list852548919" text:style-name="L1">
        <text:list-item>
          <text:p text:style-name="P1">Aucune opérations de modifications et leurs coût n'ont besoin d'être définit</text:p>
        </text:list-item>
        <text:list-item>
          <text:p text:style-name="P1">Complexité en temps linéai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15T11:33:26</meta:creation-date>
    <meta:generator>LibreOffice/3.5$Linux_x86 LibreOffice_project/350m1$Build-2</meta:generator>
    <dc:date>2014-02-18T19:53:45</dc:date>
    <dc:creator>Asus </dc:creator>
    <meta:editing-duration>PT23M50S</meta:editing-duration>
    <meta:editing-cycles>6</meta:editing-cycles>
    <meta:document-statistic meta:table-count="0" meta:image-count="0" meta:object-count="0" meta:page-count="1" meta:paragraph-count="4" meta:word-count="42" meta:character-count="271" meta:non-whitespace-character-count="234"/>
  </office:meta>
</office:document-meta>
</file>